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rsid="0017511d" officeooo:paragraph-rsid="0017511d"/>
    </style:style>
    <style:style style:name="P8" style:family="paragraph" style:parent-style-name="Preformatted_20_Text">
      <style:text-properties officeooo:rsid="0017511d" officeooo:paragraph-rsid="00188b4f"/>
    </style:style>
    <style:style style:name="P9" style:family="paragraph" style:parent-style-name="Preformatted_20_Text">
      <style:text-properties fo:font-size="18pt" officeooo:rsid="0017511d" officeooo:paragraph-rsid="0017511d" style:font-size-asian="18pt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11" style:family="paragraph" style:parent-style-name="Preformatted_20_Text">
      <style:text-properties officeooo:paragraph-rsid="000c7965"/>
    </style:style>
    <style:style style:name="P12" style:family="paragraph" style:parent-style-name="Preformatted_20_Text">
      <style:text-properties officeooo:rsid="00188b4f" officeooo:paragraph-rsid="00188b4f"/>
    </style:style>
    <style:style style:name="P13" style:family="paragraph" style:parent-style-name="Preformatted_20_Text">
      <style:text-properties officeooo:paragraph-rsid="00188b4f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88b4f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88b4f" style:font-name-asian="Liberation Mono" style:font-size-asian="20pt" style:font-name-complex="Liberation Mono" style:font-size-complex="20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7511d" style:font-size-asian="36pt" style:font-size-complex="36pt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0188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">Talking Heads</text:span><text:span text:style-name="T17"> – </text:span><text:span text:style-name="T18">Psycho Killer</text:span></text:p>
      <text:p text:style-name="P4"/>
      <text:p text:style-name="P2"/>
      <text:p text:style-name="P3"><text:span text:style-name="T2">[</text:span><text:span text:style-name="T7">Intro</text:span><text:span text:style-name="T2">] </text:span><text:span text:style-name="T4">A | A G | A | A G [7x]</text:span></text:p>
      <text:p text:style-name="P9"><text:span text:style-name="T13">1 bass</text:span></text:p>
      <text:p text:style-name="P9"><text:span text:style-name="T13">2 bass drum</text:span></text:p>
      <text:p text:style-name="P9"><text:span text:style-name="T13">3 snare</text:span></text:p>
      <text:p text:style-name="P9"><text:span text:style-name="T13">4 &amp; 5 guitar</text:span></text:p>
      <text:p text:style-name="P9"><text:span text:style-name="T13">6 &amp; 7 Add another guitar/organ</text:span></text:p>
      <text:p text:style-name="P1"/>
      <text:p text:style-name="P3"><text:span text:style-name="T2">[Verse] </text:span><text:span text:style-name="T4">same as Intro</text:span><text:span text:style-name="T10"> </text:span><text:span text:style-name="T11">[2x]</text:span></text:p>
      <text:p text:style-name="P10"/>
      <text:p text:style-name="P11"><text:span text:style-name="T2">[</text:span><text:span text:style-name="T7">Chorus</text:span><text:span text:style-name="T2">]</text:span></text:p>
      <text:p text:style-name="P7"><text:span text:style-name="T3">F </text:span><text:span text:style-name="T1">| G | A | A | F | G | C | C </text:span><text:span text:style-name="T5">[2x]</text:span></text:p>
      <text:p text:style-name="P7"><text:span text:style-name="T5"/></text:p>
      <text:p text:style-name="P12"><text:span text:style-name="T1">[Bridge]</text:span></text:p>
      <text:p text:style-name="P12"><text:span text:style-name="T1">bm | bm | G | G [2x]</text:span></text:p>
      <text:p text:style-name="P13"><text:span text:style-name="T5">A | A | G | </text:span><text:span text:style-name="T8">G</text:span><text:span text:style-name="T5"> | A | A | A | A</text:span></text:p>
      <text:p text:style-name="P7"><text:span text:style-name="T1"/></text:p>
      <text:p text:style-name="P12"><text:span text:style-name="T14">Last x of chorus:</text:span></text:p>
      <text:p text:style-name="P8"><text:span text:style-name="T9">F </text:span><text:span text:style-name="T6">| G | A | A </text:span><text:span text:style-name="T8">| A </text:span><text:span text:style-name="T12">etc until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13:06:28.775724438</dc:date>
    <meta:editing-duration>PT1H33M33S</meta:editing-duration>
    <meta:editing-cycles>1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5" meta:word-count="94" meta:character-count="298" meta:non-whitespace-character-count="218"/>
  </office:meta>
</office:document-meta>
</file>